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1289863374534413" text:style-name="L1">
        <text:list-header>
          <text:p text:style-name="P1">Kullanıcı İşlemleri Neler Olacak</text:p>
        </text:list-header>
        <text:list-item>
          <text:p text:style-name="P1">Login</text:p>
        </text:list-item>
        <text:list-item>
          <text:p text:style-name="P1">Register</text:p>
        </text:list-item>
        <text:list-item>
          <text:p text:style-name="P1">Hesabım</text:p>
          <text:list>
            <text:list-item>
              <text:p text:style-name="P1">Profil</text:p>
              <text:list>
                <text:list-item>
                  <text:p text:style-name="P1">Kullanıcı Bilgileri Değiştirme</text:p>
                </text:list-item>
                <text:list-item>
                  <text:p text:style-name="P1">Adres Bilgileri</text:p>
                </text:list-item>
                <text:list-item>
                  <text:p text:style-name="P1">Şifre Değişikliği</text:p>
                </text:list-item>
                <text:list-item>
                  <text:p text:style-name="P1">Çıkış</text:p>
                </text:list-item>
              </text:list>
            </text:list-item>
            <text:list-item>
              <text:p text:style-name="P1">Siparişler(satın alma)</text:p>
              <text:list>
                <text:list-item>
                  <text:p text:style-name="P1">Sipariş Listeleme</text:p>
                </text:list-item>
                <text:list-item>
                  <text:p text:style-name="P1">Sipariş Takip</text:p>
                </text:list-item>
                <text:list-item>
                  <text:p text:style-name="P1">Sipariş Tamamlandı Onayı</text:p>
                </text:list-item>
                <text:list-item>
                  <text:p text:style-name="P1">Sipariş İptal/İade İşlemleri</text:p>
                </text:list-item>
              </text:list>
            </text:list-item>
            <text:list-item>
              <text:p text:style-name="P1">Favoriler</text:p>
              <text:list>
                <text:list-item>
                  <text:p text:style-name="P1">Fovori Listeleme</text:p>
                </text:list-item>
                <text:list-item>
                  <text:p text:style-name="P1">Favorilere Ekle/Çıkar</text:p>
                </text:list-item>
              </text:list>
            </text:list-item>
            <text:list-item>
              <text:p text:style-name="P1">Yorumlar</text:p>
              <text:list>
                <text:list-item>
                  <text:p text:style-name="P1">Yorum Listeleme</text:p>
                </text:list-item>
                <text:list-item>
                  <text:p text:style-name="P1">Yorum Sil</text:p>
                </text:list-item>
              </text:list>
            </text:list-item>
            <text:list-item>
              <text:p text:style-name="P1">Ürün Talepleri Listem(Satın alma)</text:p>
              <text:list>
                <text:list-item>
                  <text:p text:style-name="P1">Benim Ürün Taleplerim</text:p>
                  <text:list>
                    <text:list-item>
                      <text:p text:style-name="P1">Taleplerime Gelen Teklif Listesi</text:p>
                    </text:list-item>
                    <text:list-item>
                      <text:p text:style-name="P1">Teklifleri Kabul Et(Sepete Ekle)/Redde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Mağaza</text:p>
          <text:list>
            <text:list-item>
              <text:p text:style-name="P1">Mağaza Profili</text:p>
            </text:list-item>
            <text:list-item>
              <text:p text:style-name="P1">Verdiğim Tekliflerim</text:p>
            </text:list-item>
            <text:list-item>
              <text:p text:style-name="P1">Ürün Talep Ekranı(Pazar)</text:p>
              <text:list>
                <text:list-item>
                  <text:p text:style-name="P1">İlgi Alanları(Ücretli/Ücretsiz MultiselectList)</text:p>
                  <text:list>
                    <text:list-item>
                      <text:p text:style-name="P1">Marka(multiselect)</text:p>
                    </text:list-item>
                    <text:list-item>
                      <text:p text:style-name="P1">Kategori(multiselect)</text:p>
                    </text:list-item>
                    <text:list-item>
                      <text:p text:style-name="P1">Ürün(multiselect)</text:p>
                    </text:list-item>
                  </text:list>
                </text:list-item>
              </text:list>
            </text:list-item>
            <text:list-item>
              <text:p text:style-name="P1">Ürünlerim(Direk Satış)</text:p>
              <text:list>
                <text:list-item>
                  <text:p text:style-name="P1">Ürün Ekle/Kaldır/Düzenle</text:p>
                </text:list-item>
                <text:list-item>
                  <text:p text:style-name="P1">Onay aşaması</text:p>
                </text:list-item>
              </text:list>
            </text:list-item>
          </text:list>
        </text:list-item>
        <text:list-item>
          <text:p text:style-name="P1">Sepet</text:p>
          <text:list>
            <text:list-item>
              <text:p text:style-name="P1">Sepet Listeleme</text:p>
              <text:list>
                <text:list-item>
                  <text:p text:style-name="P1">Sepete Ekle/Çıkar</text:p>
                </text:list-item>
              </text:list>
            </text:list-item>
          </text:list>
        </text:list-item>
        <text:list-item>
          <text:p text:style-name="P1">Ödeme(SSL sertifikasi)</text:p>
          <text:list>
            <text:list-item>
              <text:p text:style-name="P1">Kart Bilgisi</text:p>
            </text:list-item>
            <text:list-item>
              <text:p text:style-name="P1">Adres Bilgisi</text:p>
            </text:list-item>
            <text:list-item>
              <text:p text:style-name="P1">Onaylama</text:p>
            </text:list-item>
          </text:list>
        </text:list-item>
        <text:list-item>
          <text:p text:style-name="P1">Ürün Talepleri(ilan mantığı)</text:p>
          <text:list>
            <text:list-item>
              <text:p text:style-name="P1">Teklif İste</text:p>
            </text:list-item>
            <text:list-item>
              <text:p text:style-name="P1">Teklif Ver</text:p>
            </text:list-item>
          </text:list>
        </text:list-item>
        <text:list-item>
          <text:p text:style-name="P1">Bildirimler</text:p>
          <text:list>
            <text:list-item>
              <text:p text:style-name="P1">Her Ürün Talebi için hangi abonelere bildirim nasıl gidicek.(Genel)</text:p>
            </text:list-item>
            <text:list-item>
              <text:p text:style-name="P1">Kullanıcının Kendi Oluşturduğu Ürün Talebi için gelen teklif bildirimleri.</text:p>
            </text:list-item>
            <text:list-item>
              <text:p text:style-name="P1"><text:soft-page-break/>Ürünün satın alındı.Şiparişin var bildirimi.</text:p>
            </text:list-item>
            <text:list-item>
              <text:p text:style-name="P1">Sipariş Durumu Değişiklik Bildirimi.</text:p>
            </text:list-item>
          </text:list>
        </text:list-item>
        <text:list-item>
          <text:p text:style-name="P1"/>
        </text:list-item>
      </text:list>
      <text:p text:style-name="Standard"><text:tab/>Admin İşlemleri</text:p>
      <text:list xml:id="list5221973311540564548" text:style-name="L2">
        <text:list-item>
          <text:p text:style-name="P2">User kayıt doğrulama</text:p>
        </text:list-item>
        <text:list-item>
          <text:p text:style-name="P2">Mağaza Ürün Onaylam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5M32S</meta:editing-duration>
    <meta:editing-cycles>5</meta:editing-cycles>
    <meta:generator>OpenOffice/4.1.7$Win32 OpenOffice.org_project/417m1$Build-9800</meta:generator>
    <dc:date>2020-05-29T23:42:58.50</dc:date>
    <meta:document-statistic meta:table-count="0" meta:image-count="0" meta:object-count="0" meta:page-count="2" meta:paragraph-count="53" meta:word-count="180" meta:character-count="1138"/>
    <meta:user-defined meta:name="Info 1"/>
    <meta:user-defined meta:name="Info 2"/>
    <meta:user-defined meta:name="Info 3"/>
    <meta:user-defined meta:name="Info 4"/>
  </office:meta>
</office:document-meta>
</file>